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textarea-horizontal-align="justify" draw:textarea-vertical-align="middle" draw:auto-grow-height="false" fo:min-height="0.376cm" fo:min-width="0.171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76cm" fo:min-width="0.171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74cm" fo:min-width="0.171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375cm" fo:min-width="0.171cm" loext:decorative="false"/>
    </style:style>
    <style:style style:name="gr5" style:family="graphic" style:parent-style-name="standard">
      <style:graphic-properties svg:stroke-color="#ff4000" draw:fill-color="#ffaa95" draw:textarea-horizontal-align="justify" draw:textarea-vertical-align="middle" draw:auto-grow-height="false" fo:min-height="0.376cm" fo:min-width="0.172cm" loext:decorative="false"/>
    </style:style>
    <style:style style:name="gr6" style:family="graphic" style:parent-style-name="standard">
      <style:graphic-properties svg:stroke-width="0.106cm" svg:stroke-color="#1c1c1c" draw:marker-start-width="0.359cm" draw:marker-end-width="0.359cm" draw:stroke-linejoin="round" draw:fill-color="#ffaa95" draw:textarea-horizontal-align="justify" draw:textarea-vertical-align="middle" draw:auto-grow-height="false" fo:min-height="0.375cm" fo:min-width="0.171cm" fo:padding-top="0.178cm" fo:padding-bottom="0.178cm" fo:padding-left="0.303cm" fo:padding-right="0.303cm" loext:glow-color="#bf0041" loext:decorative="false"/>
    </style:style>
    <style:style style:name="gr7" style:family="graphic" style:parent-style-name="standard">
      <style:graphic-properties svg:stroke-color="#ff4000" draw:fill-color="#ffaa95" draw:textarea-horizontal-align="justify" draw:textarea-vertical-align="middle" draw:auto-grow-height="false" fo:min-height="0.375cm" fo:min-width="0.171cm" loext:decorative="false"/>
    </style:style>
    <style:style style:name="gr8" style:family="graphic" style:parent-style-name="standard">
      <style:graphic-properties svg:stroke-color="#ff4000" draw:fill-color="#ffaa95" draw:textarea-horizontal-align="justify" draw:textarea-vertical-align="middle" draw:auto-grow-height="false" fo:min-height="0.374cm" fo:min-width="0.171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10" style:family="graphic" style:parent-style-name="standard">
      <style:graphic-properties svg:stroke-color="#ff4000" draw:fill-color="#ffaa95" draw:textarea-horizontal-align="justify" draw:textarea-vertical-align="middle" draw:auto-grow-height="false" fo:min-height="0.457cm" fo:min-width="0.207cm" loext:decorative="false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1c1c1c" draw:marker-start-width="0.359cm" draw:marker-end-width="0.359cm" draw:stroke-linejoin="round" draw:fill-color="#ffaa95" draw:textarea-horizontal-align="justify" draw:textarea-vertical-align="middle" draw:auto-grow-height="false" fo:min-height="0.269cm" fo:min-width="0.065cm" fo:padding-top="0.178cm" fo:padding-bottom="0.178cm" fo:padding-left="0.303cm" fo:padding-right="0.303cm" loext:glow-color="#bf0041" loext:decorative="false"/>
    </style:style>
    <style:style style:name="gr14" style:family="graphic" style:parent-style-name="standard">
      <style:graphic-properties svg:stroke-width="0.106cm" svg:stroke-color="#333333" draw:marker-start-width="0.359cm" draw:marker-end-width="0.359cm" draw:textarea-horizontal-align="justify" draw:textarea-vertical-align="middle" draw:auto-grow-height="false" fo:min-height="0.27cm" fo:min-width="0.065cm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47cm" svg:height="0.884cm" svg:x="6cm" svg:y="4.78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9cm" svg:height="0.884cm" svg:x="8.134cm" svg:y="2.3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4cm" svg:x="10.033cm" svg:y="4.5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49cm" svg:height="0.882cm" svg:x="12.167cm" svg:y="5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7cm" svg:height="0.883cm" svg:x="7.187cm" svg:y="8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7cm" svg:height="0.883cm" svg:x="8.847cm" svg:y="6.1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4cm" svg:x="12.879cm" svg:y="4.3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9cm" svg:height="0.883cm" svg:x="9.794cm" svg:y="9.8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0.948cm" svg:height="0.884cm" svg:x="7.661cm" svg:y="4.3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7cm" svg:height="0.883cm" svg:x="10.744cm" svg:y="1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0.947cm" svg:height="0.883cm" svg:x="6cm" svg:y="3.0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47cm" svg:height="0.882cm" svg:x="6.239cm" svg:y="6.9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2cm" svg:y="19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2" draw:layer="layout" svg:width="0.999cm" svg:height="0.999cm" svg:x="2.001cm" svg:y="25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2" draw:layer="layout" svg:width="0.999cm" svg:height="0.999cm" svg:x="2.001cm" svg:y="21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7cm" svg:height="0.883cm" svg:x="7.187cm" svg:y="8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1cm" svg:y="25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1cm" svg:y="21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cm" svg:y="17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2.001cm" svg:y="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3" draw:layer="layout" svg:x1="9.75cm" svg:y1="12.25cm" svg:x2="4.249cm" svg:y2="16.749cm">
          <text:p/>
        </draw:line>
        <draw:line draw:style-name="gr11" draw:text-style-name="P3" draw:layer="layout" svg:x1="9.75cm" svg:y1="12.25cm" svg:x2="14.5cm" svg:y2="16.75cm">
          <text:p/>
        </draw:line>
        <draw:frame draw:style-name="gr12" draw:text-style-name="P4" draw:layer="layout" svg:width="8.567cm" svg:height="0.962cm" svg:x="7.25cm" svg:y="11.25cm">
          <draw:text-box>
            <text:p>Not randomised (eg Gender)</text:p>
          </draw:text-box>
        </draw:frame>
        <draw:custom-shape draw:style-name="gr9" draw:text-style-name="P1" draw:layer="layout" svg:width="0.999cm" svg:height="0.999cm" svg:x="2cm" svg:y="17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4cm" svg:y="1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cm" svg:y="2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4.303cm" svg:y="3.11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0.303cm" svg:y="5.8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1.5cm" svg:y="3.3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1cm" svg:y="7.61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8.75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9.553cm" svg:y="2.8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0.947cm" svg:height="0.884cm" svg:x="14.803cm" svg:y="25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553cm" svg:y="25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4.803cm" svg:y="23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4.803cm" svg:y="21.3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5cm" svg:y="2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4.75cm" svg:y="19.61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553cm" svg:y="1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4.553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553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0.947cm" svg:height="0.884cm" svg:x="6cm" svg:y="4.7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0.947cm" svg:height="0.884cm" svg:x="12.553cm" svg:y="23.6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Oldmeadow</meta:initial-creator>
    <meta:creation-date>2024-06-14T13:23:07.707268915</meta:creation-date>
    <dc:date>2024-06-14T14:01:24.438076383</dc:date>
    <dc:creator>Chris Oldmeadow</dc:creator>
    <meta:editing-duration>PT38M15S</meta:editing-duration>
    <meta:editing-cycles>3</meta:editing-cycles>
    <meta:generator>LibreOffice/7.6.7.2$Linux_X86_64 LibreOffice_project/60$Build-2</meta:generator>
    <meta:document-statistic meta:object-count="43"/>
  </office:meta>
</office:document-meta>
</file>